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7cm"/>
    </style:style>
    <style:style style:name="co2" style:family="table-column">
      <style:table-column-properties fo:break-before="auto" style:column-width="5.442cm"/>
    </style:style>
    <style:style style:name="co6" style:family="table-column">
      <style:table-column-properties fo:break-before="auto" style:column-width="3.392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5.41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Edgelist_Wohlleben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</table:table-row>
        <table:table-row table:style-name="ro1">
          <table:table-cell office:value-type="string">
            <text:p>Ackermann</text:p>
          </table:table-cell>
          <table:table-cell office:value-type="string">
            <text:p>DK_1972</text:p>
          </table:table-cell>
        </table:table-row>
        <table:table-row table:style-name="ro1">
          <table:table-cell office:value-type="string">
            <text:p>Ackermann</text:p>
          </table:table-cell>
          <table:table-cell office:value-type="string">
            <text:p>Graupner</text:p>
          </table:table-cell>
        </table:table-row>
        <table:table-row table:style-name="ro1">
          <table:table-cell office:value-type="string">
            <text:p>Ackermann</text:p>
          </table:table-cell>
          <table:table-cell office:value-type="string">
            <text:p>NPD</text:p>
          </table:table-cell>
        </table:table-row>
        <table:table-row table:style-name="ro1">
          <table:table-cell office:value-type="string">
            <text:p>Altermedia</text:p>
          </table:table-cell>
          <table:table-cell office:value-type="string">
            <text:p>Freiheit_Wolle</text:p>
          </table:table-cell>
        </table:table-row>
        <table:table-row table:style-name="ro1">
          <table:table-cell office:value-type="string">
            <text:p>Blitzkrieg</text:p>
          </table:table-cell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Boehnhardt</text:p>
          </table:table-cell>
          <table:table-cell office:value-type="string">
            <text:p>Kameradschaft_Jena</text:p>
          </table:table-cell>
        </table:table-row>
        <table:table-row table:style-name="ro1">
          <table:table-cell office:value-type="string">
            <text:p>Boehnhardt</text:p>
          </table:table-cell>
          <table:table-cell office:value-type="string">
            <text:p>NSU</text:p>
          </table:table-cell>
        </table:table-row>
        <table:table-row table:style-name="ro1">
          <table:table-cell office:value-type="string">
            <text:p>Boehnhardt</text:p>
          </table:table-cell>
          <table:table-cell office:value-type="string">
            <text:p>Verfahren_Roeder</text:p>
          </table:table-cell>
        </table:table-row>
        <table:table-row table:style-name="ro1">
          <table:table-cell office:value-type="string">
            <text:p>Bordin</text:p>
          </table:table-cell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Braunes_Haus</text:p>
          </table:table-cell>
          <table:table-cell office:value-type="string">
            <text:p>Freies_Netz_Jena</text:p>
          </table:table-cell>
        </table:table-row>
        <table:table-row table:style-name="ro1">
          <table:table-cell office:value-type="string">
            <text:p>Braunes_Haus</text:p>
          </table:table-cell>
          <table:table-cell office:value-type="string">
            <text:p>Jugend_f_Jena</text:p>
          </table:table-cell>
        </table:table-row>
        <table:table-row table:style-name="ro1">
          <table:table-cell office:value-type="string">
            <text:p>Braunes_Haus</text:p>
          </table:table-cell>
          <table:table-cell office:value-type="string">
            <text:p>Junge_Nationaldemokraten</text:p>
          </table:table-cell>
        </table:table-row>
        <table:table-row table:style-name="ro1">
          <table:table-cell office:value-type="string">
            <text:p>Braunes_Haus</text:p>
          </table:table-cell>
          <table:table-cell office:value-type="string">
            <text:p>NPD</text:p>
          </table:table-cell>
        </table:table-row>
        <table:table-row table:style-name="ro1">
          <table:table-cell office:value-type="string">
            <text:p>CGM</text:p>
          </table:table-cell>
          <table:table-cell office:value-type="string">
            <text:p>Daimler</text:p>
          </table:table-cell>
        </table:table-row>
        <table:table-row table:style-name="ro1">
          <table:table-cell office:value-type="string">
            <text:p>Combat18</text:p>
          </table:table-cell>
          <table:table-cell office:value-type="string">
            <text:p>Fest_Voelker</text:p>
          </table:table-cell>
        </table:table-row>
        <table:table-row table:style-name="ro1">
          <table:table-cell office:value-type="string">
            <text:p>diBlasi</text:p>
          </table:table-cell>
          <table:table-cell office:value-type="string">
            <text:p>Combat18</text:p>
          </table:table-cell>
        </table:table-row>
        <table:table-row table:style-name="ro1">
          <table:table-cell office:value-type="string">
            <text:p>Donaldson</text:p>
          </table:table-cell>
          <table:table-cell office:value-type="string">
            <text:p>Skrewdriver</text:p>
          </table:table-cell>
        </table:table-row>
        <table:table-row table:style-name="ro1">
          <table:table-cell office:value-type="string">
            <text:p>Eichenlaub</text:p>
          </table:table-cell>
          <table:table-cell office:value-type="string">
            <text:p>Blood_Honour</text:p>
          </table:table-cell>
        </table:table-row>
        <table:table-row table:style-name="ro1">
          <table:table-cell office:value-type="string">
            <text:p>Eichenlaub</text:p>
          </table:table-cell>
          <table:table-cell office:value-type="string">
            <text:p>Collegium_Humanum</text:p>
          </table:table-cell>
        </table:table-row>
        <table:table-row table:style-name="ro1">
          <table:table-cell office:value-type="string">
            <text:p>Eichenlaub</text:p>
          </table:table-cell>
          <table:table-cell office:value-type="string">
            <text:p>Joetunheim</text:p>
          </table:table-cell>
        </table:table-row>
        <table:table-row table:style-name="ro1">
          <table:table-cell office:value-type="string">
            <text:p>Eichenlaub</text:p>
          </table:table-cell>
          <table:table-cell office:value-type="string">
            <text:p>Stigger</text:p>
          </table:table-cell>
        </table:table-row>
        <table:table-row table:style-name="ro1">
          <table:table-cell office:value-type="string">
            <text:p>Eichenlaub</text:p>
          </table:table-cell>
          <table:table-cell office:value-type="string">
            <text:p>Tanz_Musikfest</text:p>
          </table:table-cell>
        </table:table-row>
        <table:table-row table:style-name="ro1">
          <table:table-cell office:value-type="string">
            <text:p>Ennemoser_A</text:p>
          </table:table-cell>
          <table:table-cell office:value-type="string">
            <text:p>Combat18</text:p>
          </table:table-cell>
        </table:table-row>
        <table:table-row table:style-name="ro1">
          <table:table-cell office:value-type="string">
            <text:p>Ennemoser_P</text:p>
          </table:table-cell>
          <table:table-cell office:value-type="string">
            <text:p>Combat18</text:p>
          </table:table-cell>
        </table:table-row>
        <table:table-row table:style-name="ro1">
          <table:table-cell office:value-type="string">
            <text:p>Erlwig</text:p>
          </table:table-cell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Erlwig</text:p>
          </table:table-cell>
          <table:table-cell office:value-type="string">
            <text:p>J_Landmannschaft_Ostpreussen</text:p>
          </table:table-cell>
        </table:table-row>
        <table:table-row table:style-name="ro1">
          <table:table-cell office:value-type="string">
            <text:p>Erlwig</text:p>
          </table:table-cell>
          <table:table-cell office:value-type="string">
            <text:p>THS</text:p>
          </table:table-cell>
        </table:table-row>
        <table:table-row table:style-name="ro1">
          <table:table-cell office:value-type="string">
            <text:p>Erlwig</text:p>
          </table:table-cell>
          <table:table-cell office:value-type="string">
            <text:p>Wanderjugend_Gibor</text:p>
          </table:table-cell>
        </table:table-row>
        <table:table-row table:style-name="ro1">
          <table:table-cell office:value-type="string">
            <text:p>Gerlach</text:p>
          </table:table-cell>
          <table:table-cell office:value-type="string">
            <text:p>Fest_Voelker</text:p>
          </table:table-cell>
        </table:table-row>
        <table:table-row table:style-name="ro1">
          <table:table-cell office:value-type="string">
            <text:p>Gerlach</text:p>
          </table:table-cell>
          <table:table-cell office:value-type="string">
            <text:p>Kamfbund_d_Sozialisten</text:p>
          </table:table-cell>
        </table:table-row>
        <table:table-row table:style-name="ro1">
          <table:table-cell office:value-type="string">
            <text:p>Gerlach</text:p>
          </table:table-cell>
          <table:table-cell office:value-type="string">
            <text:p>NSU</text:p>
          </table:table-cell>
        </table:table-row>
        <table:table-row table:style-name="ro1">
          <table:table-cell office:value-type="string">
            <text:p>Gerlach</text:p>
          </table:table-cell>
          <table:table-cell office:value-type="string">
            <text:p>NSU</text:p>
          </table:table-cell>
        </table:table-row>
        <table:table-row table:style-name="ro1">
          <table:table-cell office:value-type="string">
            <text:p>Gottschalk</text:p>
          </table:table-cell>
          <table:table-cell office:value-type="string">
            <text:p>Oidoxie_Streetfighting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Hammer</text:p>
          </table:table-cell>
          <table:table-cell office:value-type="string">
            <text:p>H3</text:p>
          </table:table-cell>
        </table:table-row>
        <table:table-row table:style-name="ro1">
          <table:table-cell office:value-type="string">
            <text:p>Hammer</text:p>
          </table:table-cell>
          <table:table-cell office:value-type="string">
            <text:p>H3</text:p>
          </table:table-cell>
        </table:table-row>
        <table:table-row table:style-name="ro1">
          <table:table-cell office:value-type="string">
            <text:p>Hammer</text:p>
          </table:table-cell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Hammer</text:p>
          </table:table-cell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Hammerskin</text:p>
          </table:table-cell>
          <table:table-cell office:value-type="string">
            <text:p>Combat18</text:p>
          </table:table-cell>
        </table:table-row>
        <table:table-row table:style-name="ro1">
          <table:table-cell office:value-type="string">
            <text:p>Hammerskin</text:p>
          </table:table-cell>
          <table:table-cell office:value-type="string">
            <text:p>NSU</text:p>
          </table:table-cell>
        </table:table-row>
        <table:table-row table:style-name="ro1">
          <table:table-cell office:value-type="string">
            <text:p>Hammerskin</text:p>
          </table:table-cell>
          <table:table-cell office:value-type="string">
            <text:p>Wohlleben</text:p>
          </table:table-cell>
        </table:table-row>
        <table:table-row table:style-name="ro1">
          <table:table-cell office:value-type="string">
            <text:p>Heib</text:p>
          </table:table-cell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Heib</text:p>
          </table:table-cell>
          <table:table-cell office:value-type="string">
            <text:p>Tanzcafe_Balaton</text:p>
          </table:table-cell>
        </table:table-row>
        <table:table-row table:style-name="ro1">
          <table:table-cell office:value-type="string">
            <text:p>Heinig</text:p>
          </table:table-cell>
          <table:table-cell office:value-type="string">
            <text:p>Blood_Honour</text:p>
          </table:table-cell>
        </table:table-row>
        <table:table-row table:style-name="ro1">
          <table:table-cell office:value-type="string">
            <text:p>Heinig</text:p>
          </table:table-cell>
          <table:table-cell office:value-type="string">
            <text:p>H3</text:p>
          </table:table-cell>
        </table:table-row>
        <table:table-row table:style-name="ro1">
          <table:table-cell office:value-type="string">
            <text:p>Heinig</text:p>
          </table:table-cell>
          <table:table-cell office:value-type="string">
            <text:p>H3</text:p>
          </table:table-cell>
        </table:table-row>
        <table:table-row table:style-name="ro1">
          <table:table-cell office:value-type="string">
            <text:p>Heinig</text:p>
          </table:table-cell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Heinig</text:p>
          </table:table-cell>
          <table:table-cell office:value-type="string">
            <text:p>Kreuzritter_f_D</text:p>
          </table:table-cell>
        </table:table-row>
        <table:table-row table:style-name="ro1">
          <table:table-cell office:value-type="string">
            <text:p>Heise</text:p>
          </table:table-cell>
          <table:table-cell office:value-type="string">
            <text:p>Heib</text:p>
          </table:table-cell>
        </table:table-row>
        <table:table-row table:style-name="ro1">
          <table:table-cell office:value-type="string">
            <text:p>Heise</text:p>
          </table:table-cell>
          <table:table-cell office:value-type="string">
            <text:p>Tanzcafe_Balaton</text:p>
          </table:table-cell>
        </table:table-row>
        <table:table-row table:style-name="ro1">
          <table:table-cell office:value-type="string">
            <text:p>Heise</text:p>
          </table:table-cell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Hilburger</text:p>
          </table:table-cell>
          <table:table-cell office:value-type="string">
            <text:p>Daimler</text:p>
          </table:table-cell>
        </table:table-row>
        <table:table-row table:style-name="ro1">
          <table:table-cell office:value-type="string">
            <text:p>Hilburger</text:p>
          </table:table-cell>
          <table:table-cell office:value-type="string">
            <text:p>Arbeitsgericht_STR</text:p>
          </table:table-cell>
        </table:table-row>
        <table:table-row table:style-name="ro1">
          <table:table-cell office:value-type="string">
            <text:p>Hilburger</text:p>
          </table:table-cell>
          <table:table-cell office:value-type="string">
            <text:p>CGM</text:p>
          </table:table-cell>
        </table:table-row>
        <table:table-row table:style-name="ro1">
          <table:table-cell office:value-type="string">
            <text:p>Hilburger</text:p>
          </table:table-cell>
          <table:table-cell office:value-type="string">
            <text:p>Daimler_Betriebsrat_UT</text:p>
          </table:table-cell>
        </table:table-row>
        <table:table-row table:style-name="ro1">
          <table:table-cell office:value-type="string">
            <text:p>Hilburger</text:p>
          </table:table-cell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Hilburger</text:p>
          </table:table-cell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Hoehn</text:p>
          </table:table-cell>
          <table:table-cell office:value-type="string">
            <text:p>Freiheit_Wolle</text:p>
          </table:table-cell>
        </table:table-row>
        <table:table-row table:style-name="ro1">
          <table:table-cell office:value-type="string">
            <text:p>Hoffmann_KH</text:p>
          </table:table-cell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Hoffmann_KH</text:p>
          </table:table-cell>
          <table:table-cell office:value-type="string">
            <text:p>Wehrsportgruppe_Hoffmann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Brandt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Brandt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Bratwurst_statt_Doener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Burschenschaft_Normannia_Jena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Fest_Voelker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Freiheit_Wolle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Gerlach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Hoffmann_KH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Jugendwerkstatt_Jena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Marcel_W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Neues_Denken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NPD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NPD_Jena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NWJ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NWJ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THS</text:p>
          </table:table-cell>
        </table:table-row>
        <table:table-row table:style-name="ro1">
          <table:table-cell office:value-type="string">
            <text:p>Kapke</text:p>
          </table:table-cell>
          <table:table-cell office:value-type="string">
            <text:p>Verfahren_Roeder</text:p>
          </table:table-cell>
        </table:table-row>
        <table:table-row table:style-name="ro1">
          <table:table-cell office:value-type="string">
            <text:p>Lemke</text:p>
          </table:table-cell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Mahler</text:p>
          </table:table-cell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Malte_R</text:p>
          </table:table-cell>
          <table:table-cell office:value-type="string">
            <text:p>Hammerskin</text:p>
          </table:table-cell>
        </table:table-row>
        <table:table-row table:style-name="ro1">
          <table:table-cell office:value-type="string">
            <text:p>Marcel_W</text:p>
          </table:table-cell>
          <table:table-cell office:value-type="string">
            <text:p>Kiesewetter</text:p>
          </table:table-cell>
        </table:table-row>
        <table:table-row table:style-name="ro1">
          <table:table-cell office:value-type="string">
            <text:p>Meenen</text:p>
          </table:table-cell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Moeck</text:p>
          </table:table-cell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Moeck</text:p>
          </table:table-cell>
          <table:table-cell office:value-type="string">
            <text:p>Mueller_Annett</text:p>
          </table:table-cell>
        </table:table-row>
        <table:table-row table:style-name="ro1">
          <table:table-cell office:value-type="string">
            <text:p>Moeck</text:p>
          </table:table-cell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Moeck</text:p>
          </table:table-cell>
          <table:table-cell office:value-type="string">
            <text:p>NPD</text:p>
          </table:table-cell>
        </table:table-row>
        <table:table-row table:style-name="ro1">
          <table:table-cell office:value-type="string">
            <text:p>Moeck</text:p>
          </table:table-cell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Mueller</text:p>
          </table:table-cell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Mueller_Annett</text:p>
          </table:table-cell>
          <table:table-cell office:value-type="string">
            <text:p>Ausstieg</text:p>
          </table:table-cell>
        </table:table-row>
        <table:table-row table:style-name="ro1">
          <table:table-cell office:value-type="string">
            <text:p>Mundlos</text:p>
          </table:table-cell>
          <table:table-cell office:value-type="string">
            <text:p>Kameradschaft_Jena</text:p>
          </table:table-cell>
        </table:table-row>
        <table:table-row table:style-name="ro1">
          <table:table-cell office:value-type="string">
            <text:p>Mundlos</text:p>
          </table:table-cell>
          <table:table-cell office:value-type="string">
            <text:p>NSU</text:p>
          </table:table-cell>
        </table:table-row>
        <table:table-row table:style-name="ro1">
          <table:table-cell office:value-type="string">
            <text:p>Mundlos</text:p>
          </table:table-cell>
          <table:table-cell office:value-type="string">
            <text:p>Verfahren_Roeder</text:p>
          </table:table-cell>
        </table:table-row>
        <table:table-row table:style-name="ro1">
          <table:table-cell office:value-type="string">
            <text:p>Noie_Werte</text:p>
          </table:table-cell>
          <table:table-cell office:value-type="string">
            <text:p>Donaldson</text:p>
          </table:table-cell>
        </table:table-row>
        <table:table-row table:style-name="ro1">
          <table:table-cell office:value-type="string">
            <text:p>Noie_Werte</text:p>
          </table:table-cell>
          <table:table-cell office:value-type="string">
            <text:p>Graupner</text:p>
          </table:table-cell>
        </table:table-row>
        <table:table-row table:style-name="ro1">
          <table:table-cell office:value-type="string">
            <text:p>Noie_Werte</text:p>
          </table:table-cell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Oidoxie</text:p>
          </table:table-cell>
          <table:table-cell office:value-type="string">
            <text:p>Combat18</text:p>
          </table:table-cell>
        </table:table-row>
        <table:table-row table:style-name="ro1">
          <table:table-cell office:value-type="string">
            <text:p>Oidoxie_Streetfighting</text:p>
          </table:table-cell>
          <table:table-cell office:value-type="string">
            <text:p>Combat18</text:p>
          </table:table-cell>
        </table:table-row>
        <table:table-row table:style-name="ro1">
          <table:table-cell office:value-type="string">
            <text:p>Paul</text:p>
          </table:table-cell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PNOS</text:p>
          </table:table-cell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Ronny_L</text:p>
          </table:table-cell>
          <table:table-cell office:value-type="string">
            <text:p>Combat18</text:p>
          </table:table-cell>
        </table:table-row>
        <table:table-row table:style-name="ro1">
          <table:table-cell office:value-type="string">
            <text:p>Ronny_L</text:p>
          </table:table-cell>
          <table:table-cell office:value-type="string">
            <text:p>NSU</text:p>
          </table:table-cell>
        </table:table-row>
        <table:table-row table:style-name="ro1">
          <table:table-cell office:value-type="string">
            <text:p>Scharfy</text:p>
          </table:table-cell>
          <table:table-cell office:value-type="string">
            <text:p>Thule_Net</text:p>
          </table:table-cell>
        </table:table-row>
        <table:table-row table:style-name="ro1">
          <table:table-cell office:value-type="string">
            <text:p>Schickhardt</text:p>
          </table:table-cell>
          <table:table-cell office:value-type="string">
            <text:p>Daimler_Betriebsrat_UT</text:p>
          </table:table-cell>
        </table:table-row>
        <table:table-row table:style-name="ro1">
          <table:table-cell office:value-type="string">
            <text:p>Schickhardt</text:p>
          </table:table-cell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Schmiemann</text:p>
          </table:table-cell>
          <table:table-cell office:value-type="string">
            <text:p>Oidoxie_Streetfighting</text:p>
          </table:table-cell>
        </table:table-row>
        <table:table-row table:style-name="ro1">
          <table:table-cell office:value-type="string">
            <text:p>Schmiemann</text:p>
          </table:table-cell>
          <table:table-cell office:value-type="string">
            <text:p>Zschaepe</text:p>
          </table:table-cell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H3</text:p>
          </table:table-cell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HNG</text:p>
          </table:table-cell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NPD_Jena</text:p>
          </table:table-cell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Wohlleben</text:p>
          </table:table-cell>
        </table:table-row>
        <table:table-row table:style-name="ro1">
          <table:table-cell office:value-type="string">
            <text:p>Schwerdt</text:p>
          </table:table-cell>
          <table:table-cell office:value-type="string">
            <text:p>NPD</text:p>
          </table:table-cell>
        </table:table-row>
        <table:table-row table:style-name="ro1">
          <table:table-cell office:value-type="string">
            <text:p>Schwerdt</text:p>
          </table:table-cell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Seemann</text:p>
          </table:table-cell>
          <table:table-cell office:value-type="string">
            <text:p>Oidoxie_Streetfighting</text:p>
          </table:table-cell>
        </table:table-row>
        <table:table-row table:style-name="ro1">
          <table:table-cell office:value-type="string">
            <text:p>SKD</text:p>
          </table:table-cell>
          <table:table-cell office:value-type="string">
            <text:p>Blood_Honour</text:p>
          </table:table-cell>
        </table:table-row>
        <table:table-row table:style-name="ro1">
          <table:table-cell office:value-type="string">
            <text:p>Skrewdriver</text:p>
          </table:table-cell>
          <table:table-cell office:value-type="string">
            <text:p>Kreuzritter_f_D</text:p>
          </table:table-cell>
        </table:table-row>
        <table:table-row table:style-name="ro1">
          <table:table-cell office:value-type="string">
            <text:p>Stigger</text:p>
          </table:table-cell>
          <table:table-cell office:value-type="string">
            <text:p>Donaldson</text:p>
          </table:table-cell>
        </table:table-row>
        <table:table-row table:style-name="ro1">
          <table:table-cell office:value-type="string">
            <text:p>Stigger</text:p>
          </table:table-cell>
          <table:table-cell office:value-type="string">
            <text:p>Skrewdriver</text:p>
          </table:table-cell>
        </table:table-row>
        <table:table-row table:style-name="ro1">
          <table:table-cell office:value-type="string">
            <text:p>Uwocaust</text:p>
          </table:table-cell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Wendland</text:p>
          </table:table-cell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Wendland</text:p>
          </table:table-cell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Wendland</text:p>
          </table:table-cell>
          <table:table-cell office:value-type="string">
            <text:p>NPD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AF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litzkrieg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lood_Honour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lutbanner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Fest_Voelker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Frontalkraft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Hammerskin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Jugend_f_Jena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Jugendwerkstatt_Jena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Kameradschaft_Jena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Kapke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Klemke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Nationale_Jugend_Jena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netzspeicher24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NPD_Jena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PNOS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Schneiders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SKD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Taetervolk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THS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U-Haft_Muenchen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U-Haft_Tonna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Uwocaust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Verfahren_Roeder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Wartburgkreisboten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Worch</text:p>
          </table:table-cell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Ackermann</text:p>
          </table:table-cell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Daimler</text:p>
          </table:table-cell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Scharfy</text:p>
          </table:table-cell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Woll</text:p>
          </table:table-cell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Ziegler</text:p>
          </table:table-cell>
        </table:table-row>
        <table:table-row table:style-name="ro1">
          <table:table-cell office:value-type="string">
            <text:p>Zschaepe</text:p>
          </table:table-cell>
          <table:table-cell office:value-type="string">
            <text:p>Jugendwerkstatt_Jena</text:p>
          </table:table-cell>
        </table:table-row>
        <table:table-row table:style-name="ro1">
          <table:table-cell office:value-type="string">
            <text:p>Zschaepe</text:p>
          </table:table-cell>
          <table:table-cell office:value-type="string">
            <text:p>Kameradschaft_Jena</text:p>
          </table:table-cell>
        </table:table-row>
        <table:table-row table:style-name="ro1">
          <table:table-cell office:value-type="string">
            <text:p>Zschaepe</text:p>
          </table:table-cell>
          <table:table-cell office:value-type="string">
            <text:p>NSU</text:p>
          </table:table-cell>
        </table:table-row>
      </table:table>
      <table:table table:name="Nodelist_Wohlleben" table:style-name="ta1" table:print="false">
        <table:table-column table:style-name="co5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geschlecht</text:p>
          </table:table-cell>
          <table:table-cell table:style-name="ce3" office:value-type="string">
            <text:p>zweck</text:p>
          </table:table-cell>
          <table:table-cell table:style-name="ce3" office:value-type="string">
            <text:p>twomode</text:p>
          </table:table-cell>
          <table:table-cell table:style-name="ce3" table:number-columns-repeated="1018"/>
        </table:table-row>
        <table:table-row table:style-name="ro1">
          <table:table-cell table:style-name="Default" office:value-type="string">
            <text:p>Ackermann</text:p>
          </table:table-cell>
          <table:table-cell office:value-type="string">
            <text:p>Jens</text:p>
          </table:table-cell>
          <table:table-cell office:value-type="string">
            <text:p>Person</text:p>
          </table:table-cell>
          <table:table-cell office:value-type="string">
            <text:p>fe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Altermedia</text:p>
          </table:table-cell>
          <table:table-cell office:value-type="string">
            <text:p>Altermedi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Arbeitsgericht_STR</text:p>
          </table:table-cell>
          <table:table-cell office:value-type="string">
            <text:p>Arbeitsgericht Stuttgart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Justiz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Ausstieg</text:p>
          </table:table-cell>
          <table:table-cell office:value-type="string">
            <text:p>Aussteigerprogramm „Aktion Neustart“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usstieg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AF</text:p>
          </table:table-cell>
          <table:table-cell office:value-type="string">
            <text:p>Braune Aktionsfront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litzkrieg</text:p>
          </table:table-cell>
          <table:table-cell office:value-type="string">
            <text:p>Blitzkrieg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lood_Honour</text:p>
          </table:table-cell>
          <table:table-cell office:value-type="string">
            <text:p>Blood and Honou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lutbanner</text:p>
          </table:table-cell>
          <table:table-cell office:value-type="string">
            <text:p>Blutbanne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oehnhardt</text:p>
          </table:table-cell>
          <table:table-cell office:value-type="string">
            <text:p>Uwe Böhnhardt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ordin</text:p>
          </table:table-cell>
          <table:table-cell office:value-type="string">
            <text:p>Norman Bordin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randt</text:p>
          </table:table-cell>
          <table:table-cell office:value-type="string">
            <text:p>Tino Brandt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ratwurst_statt_Doener</text:p>
          </table:table-cell>
          <table:table-cell office:value-type="string">
            <text:p>Bratwurst statt Döne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raunes_Haus</text:p>
          </table:table-cell>
          <table:table-cell office:value-type="string">
            <text:p>Braunes Haus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urschenschaft_Normannia_Jena</text:p>
          </table:table-cell>
          <table:table-cell office:value-type="string">
            <text:p>Burschenschaft Normannia Jen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P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CGM</text:p>
          </table:table-cell>
          <table:table-cell office:value-type="string">
            <text:p>Christliche Gewerkschaft Metall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Wirtschaf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Collegium_Humanum</text:p>
          </table:table-cell>
          <table:table-cell office:value-type="string">
            <text:p>Collegium Humanum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Combat18</text:p>
          </table:table-cell>
          <table:table-cell office:value-type="string">
            <text:p>Combat18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Daimler</text:p>
          </table:table-cell>
          <table:table-cell office:value-type="string">
            <text:p>Daimler AG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Wirtschaf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Daimler_Betriebsrat_UT</text:p>
          </table:table-cell>
          <table:table-cell office:value-type="string">
            <text:p>Daimler Betriebsrat Untertürkheim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Wirtschaf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diBlasi</text:p>
          </table:table-cell>
          <table:table-cell office:value-type="string">
            <text:p>Giovanni di Blasi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DK_1972</text:p>
          </table:table-cell>
          <table:table-cell office:value-type="string">
            <text:p>Deutscher Kreis von 1972 e.V.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Donaldson</text:p>
          </table:table-cell>
          <table:table-cell office:value-type="string">
            <text:p>Stuart Donaldson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Eichenlaub</text:p>
          </table:table-cell>
          <table:table-cell office:value-type="string">
            <text:p>Eichenlaub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Ennemoser_A</text:p>
          </table:table-cell>
          <table:table-cell office:value-type="string">
            <text:p>Alexander Ennemos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Ennemoser_P</text:p>
          </table:table-cell>
          <table:table-cell office:value-type="string">
            <text:p>Patrick Ennemos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Erlwig</text:p>
          </table:table-cell>
          <table:table-cell office:value-type="string">
            <text:p>Erlwig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Fest_Voelker</text:p>
          </table:table-cell>
          <table:table-cell office:value-type="string">
            <text:p>Fest der Völke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Freies_Netz_Jena</text:p>
          </table:table-cell>
          <table:table-cell office:value-type="string">
            <text:p>Freies Netz Jen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Freiheit_Wolle</text:p>
          </table:table-cell>
          <table:table-cell office:value-type="string">
            <text:p>Freiheit für Wolle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Frontalkraft</text:p>
          </table:table-cell>
          <table:table-cell office:value-type="string">
            <text:p>Frontalkraft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Gerlach</text:p>
          </table:table-cell>
          <table:table-cell office:value-type="string">
            <text:p>Holger Gerlach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Gottschalk</text:p>
          </table:table-cell>
          <table:table-cell office:value-type="string">
            <text:p>Marco Gottschalk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Graupner</text:p>
          </table:table-cell>
          <table:table-cell office:value-type="string">
            <text:p>Andreas Mucke Graupn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3</text:p>
          </table:table-cell>
          <table:table-cell office:value-type="string">
            <text:p>Kanzlei H3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Justiz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ammer</text:p>
          </table:table-cell>
          <table:table-cell office:value-type="string">
            <text:p>Alexander Hamm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ammerskin</text:p>
          </table:table-cell>
          <table:table-cell office:value-type="string">
            <text:p>Hammerskins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arsch_Kollegen</text:p>
          </table:table-cell>
          <table:table-cell office:value-type="string">
            <text:p>Kanzlei Harsch &amp; Kollege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Justiz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eib</text:p>
          </table:table-cell>
          <table:table-cell office:value-type="string">
            <text:p>Klaus Heib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einig</text:p>
          </table:table-cell>
          <table:table-cell office:value-type="string">
            <text:p>Alexander Heinig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eise</text:p>
          </table:table-cell>
          <table:table-cell office:value-type="string">
            <text:p>Rico Heise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ilburger</text:p>
          </table:table-cell>
          <table:table-cell office:value-type="string">
            <text:p>Oliver Hilburg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NG</text:p>
          </table:table-cell>
          <table:table-cell office:value-type="string">
            <text:p>Hilfsorganisation für nationale politische Gefangene und deren Angehörige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P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oehn</text:p>
          </table:table-cell>
          <table:table-cell office:value-type="string">
            <text:p>Karsten Höhn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Hoffmann_KH</text:p>
          </table:table-cell>
          <table:table-cell office:value-type="string">
            <text:p>Karl-Heinz Hoffmann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J_Landmannschaft_Ostpreussen</text:p>
          </table:table-cell>
          <table:table-cell office:value-type="string">
            <text:p>Junge Landsmannschaft Ostpreuße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P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Joetunheim</text:p>
          </table:table-cell>
          <table:table-cell office:value-type="string">
            <text:p>Jötunheim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Jugend_f_Jena</text:p>
          </table:table-cell>
          <table:table-cell office:value-type="string">
            <text:p>Jugend für Jend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P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Jugendwerkstatt_Jena</text:p>
          </table:table-cell>
          <table:table-cell office:value-type="string">
            <text:p>Jugendwerkstatt Jen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Junge_Nationaldemokraten</text:p>
          </table:table-cell>
          <table:table-cell office:value-type="string">
            <text:p>Junge Nationaldemokrate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P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Kameradschaft_Jena</text:p>
          </table:table-cell>
          <table:table-cell office:value-type="string">
            <text:p>Kameradschaft Jen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Partei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Kamfbund_d_Sozialisten</text:p>
          </table:table-cell>
          <table:table-cell office:value-type="string">
            <text:p>Kampfbund der Sozialiste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Kapke</text:p>
          </table:table-cell>
          <table:table-cell office:value-type="string">
            <text:p>Andre Kapke 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Kiesewetter</text:p>
          </table:table-cell>
          <table:table-cell office:value-type="string">
            <text:p>Michele Kiesewetter</text:p>
          </table:table-cell>
          <table:table-cell office:value-type="string">
            <text:p>Person</text:p>
          </table:table-cell>
          <table:table-cell office:value-type="string">
            <text:p>fe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Klemke</text:p>
          </table:table-cell>
          <table:table-cell office:value-type="string">
            <text:p>Olaf Klemke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Kreuzritter_f_D</text:p>
          </table:table-cell>
          <table:table-cell office:value-type="string">
            <text:p>Kreuzritter für Deutschland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Lemke</text:p>
          </table:table-cell>
          <table:table-cell office:value-type="string">
            <text:p>Maximilian Lemke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ahler</text:p>
          </table:table-cell>
          <table:table-cell office:value-type="string">
            <text:p>Horst Mahl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alte_R</text:p>
          </table:table-cell>
          <table:table-cell office:value-type="string">
            <text:p>Malte Redek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arcel_W</text:p>
          </table:table-cell>
          <table:table-cell office:value-type="string">
            <text:p>Marcel W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eenen</text:p>
          </table:table-cell>
          <table:table-cell office:value-type="string">
            <text:p>Uwe Meenen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eck</text:p>
          </table:table-cell>
          <table:table-cell office:value-type="string">
            <text:p>Annett Müller</text:p>
          </table:table-cell>
          <table:table-cell office:value-type="string">
            <text:p>Person</text:p>
          </table:table-cell>
          <table:table-cell office:value-type="string">
            <text:p>fe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ueller</text:p>
          </table:table-cell>
          <table:table-cell office:value-type="string">
            <text:p>Michael Müll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ueller_Annett</text:p>
          </table:table-cell>
          <table:table-cell office:value-type="string">
            <text:p>Annett Müll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undlos</text:p>
          </table:table-cell>
          <table:table-cell office:value-type="string">
            <text:p>Uwe Mundlos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ationale_Jugend_Jena</text:p>
          </table:table-cell>
          <table:table-cell office:value-type="string">
            <text:p>Nationale Jugend Jen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P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etzspeicher24</text:p>
          </table:table-cell>
          <table:table-cell office:value-type="string">
            <text:p>Netzspeicher 24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eues_Denken</text:p>
          </table:table-cell>
          <table:table-cell office:value-type="string">
            <text:p>Neues Denken (Zeitungsprojekt)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oie_Werte</text:p>
          </table:table-cell>
          <table:table-cell office:value-type="string">
            <text:p>Noie Werte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PD</text:p>
          </table:table-cell>
          <table:table-cell office:value-type="string">
            <text:p>NPD Nationaldemokratische Partei Deutschlands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Partei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PD_Jena</text:p>
          </table:table-cell>
          <table:table-cell office:value-type="string">
            <text:p>NPD Jen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Partei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SU</text:p>
          </table:table-cell>
          <table:table-cell office:value-type="string">
            <text:p>Nationalsozialistischer Untergrund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WJ</text:p>
          </table:table-cell>
          <table:table-cell office:value-type="string">
            <text:p>Nationale Widerstand Jena NWJ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Oidoxie</text:p>
          </table:table-cell>
          <table:table-cell office:value-type="string">
            <text:p>Oidoxie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Oidoxie_Streetfighting</text:p>
          </table:table-cell>
          <table:table-cell office:value-type="string">
            <text:p>Oidoxie Streetfighting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Paul</text:p>
          </table:table-cell>
          <table:table-cell office:value-type="string">
            <text:p>Patrick Paul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PNOS</text:p>
          </table:table-cell>
          <table:table-cell office:value-type="string">
            <text:p>Partei National Orientierter Schweize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Partei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nny_L</text:p>
          </table:table-cell>
          <table:table-cell office:value-type="string">
            <text:p>Ronny L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charfy</text:p>
          </table:table-cell>
          <table:table-cell office:value-type="string">
            <text:p>Thomas Scharfy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chickhardt</text:p>
          </table:table-cell>
          <table:table-cell office:value-type="string">
            <text:p>Christian Schickhardt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chmiemann</text:p>
          </table:table-cell>
          <table:table-cell office:value-type="string">
            <text:p>Robin Schmiemann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chneiders</text:p>
          </table:table-cell>
          <table:table-cell office:value-type="string">
            <text:p>Nicole Schneiders</text:p>
          </table:table-cell>
          <table:table-cell office:value-type="string">
            <text:p>Person</text:p>
          </table:table-cell>
          <table:table-cell office:value-type="string">
            <text:p>fe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chulhof_CD</text:p>
          </table:table-cell>
          <table:table-cell office:value-type="string">
            <text:p>Schulhof CD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chwerdt</text:p>
          </table:table-cell>
          <table:table-cell office:value-type="string">
            <text:p>Frank Schwerdt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emann</text:p>
          </table:table-cell>
          <table:table-cell office:value-type="string">
            <text:p>Sebastian Seemann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KD</text:p>
          </table:table-cell>
          <table:table-cell office:value-type="string">
            <text:p>Sonderkommando Dirlewange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kinheads_Tirol</text:p>
          </table:table-cell>
          <table:table-cell office:value-type="string">
            <text:p>Skinheads Tirol Sektion Mera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krewdriver</text:p>
          </table:table-cell>
          <table:table-cell office:value-type="string">
            <text:p>Skrewdrive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igger</text:p>
          </table:table-cell>
          <table:table-cell office:value-type="string">
            <text:p>Stigge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aetervolk</text:p>
          </table:table-cell>
          <table:table-cell office:value-type="string">
            <text:p>Tätervolk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anz_Musikfest</text:p>
          </table:table-cell>
          <table:table-cell office:value-type="string">
            <text:p>Tanz und Musikfest Vlotho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anzcafe_Balaton</text:p>
          </table:table-cell>
          <table:table-cell office:value-type="string">
            <text:p>Tanzcafe Balato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HS</text:p>
          </table:table-cell>
          <table:table-cell office:value-type="string">
            <text:p>Thüringer Heimatschutz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P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hule_Net</text:p>
          </table:table-cell>
          <table:table-cell office:value-type="string">
            <text:p>Thule Net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-Haft_Muenchen</text:p>
          </table:table-cell>
          <table:table-cell office:value-type="string">
            <text:p>Untersuchungshaft Münche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Justiz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-Haft_Tonna</text:p>
          </table:table-cell>
          <table:table-cell office:value-type="string">
            <text:p>Untersuchungshaft Tonna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Justiz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wocaust</text:p>
          </table:table-cell>
          <table:table-cell office:value-type="string">
            <text:p>Uwocaust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erfahren_Roeder</text:p>
          </table:table-cell>
          <table:table-cell office:value-type="string">
            <text:p>Verfahren Röde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Treffpunk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anderjugend_Gibor</text:p>
          </table:table-cell>
          <table:table-cell office:value-type="string">
            <text:p>Wanderjugend Gibor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AP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artburgkreisboten</text:p>
          </table:table-cell>
          <table:table-cell office:value-type="string">
            <text:p>Wartburgkreisbote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ehrsportgruppe_Hoffmann</text:p>
          </table:table-cell>
          <table:table-cell office:value-type="string">
            <text:p>Wehrsportgruppe Hoffmann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Kamp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endland</text:p>
          </table:table-cell>
          <table:table-cell office:value-type="string">
            <text:p>Michael Wendland</text:p>
          </table:table-cell>
          <table:table-cell office:value-type="string">
            <text:p>Person</text:p>
          </table:table-cell>
          <table:table-cell office:value-type="string">
            <text:p>ecou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ohlleben</text:p>
          </table:table-cell>
          <table:table-cell office:value-type="string">
            <text:p>Ralf Wohlleben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oll</text:p>
          </table:table-cell>
          <table:table-cell office:value-type="string">
            <text:p>Sascha Woll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orch</text:p>
          </table:table-cell>
          <table:table-cell office:value-type="string">
            <text:p>Christian Worch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Zentrum_Automobil</text:p>
          </table:table-cell>
          <table:table-cell office:value-type="string">
            <text:p>Zentrum Automobil e.V.</text:p>
          </table:table-cell>
          <table:table-cell office:value-type="string">
            <text:p>Organisation</text:p>
          </table:table-cell>
          <table:table-cell office:value-type="string">
            <text:p>NA</text:p>
          </table:table-cell>
          <table:table-cell office:value-type="string">
            <text:p>Wirtschaf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Ziegler</text:p>
          </table:table-cell>
          <table:table-cell office:value-type="string">
            <text:p>Andreas Ziegler</text:p>
          </table:table-cell>
          <table:table-cell office:value-type="string">
            <text:p>Person</text:p>
          </table:table-cell>
          <table:table-cell office:value-type="string">
            <text:p>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Zschaepe</text:p>
          </table:table-cell>
          <table:table-cell office:value-type="string">
            <text:p>Beate Zschäpe</text:p>
          </table:table-cell>
          <table:table-cell office:value-type="string">
            <text:p>Person</text:p>
          </table:table-cell>
          <table:table-cell office:value-type="string">
            <text:p>female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hlleben_gesam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Sender</text:p>
          </table:table-cell>
          <table:table-cell table:style-name="ce1" office:value-type="string">
            <text:p>Empfänger</text:p>
          </table:table-cell>
          <table:table-cell table:style-name="ce4" office:value-type="string">
            <text:p>Gewicht</text:p>
          </table:table-cell>
          <table:table-cell table:style-name="ce4" office:value-type="string">
            <text:p>Art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THS</text:p>
          </table:table-cell>
          <table:table-cell office:value-type="float" office:value="1">
            <text:p>1</text:p>
          </table:table-cell>
          <table:table-cell office:value-type="string">
            <text:p>Person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NPD_Jena</text:p>
          </table:table-cell>
          <table:table-cell office:value-type="float" office:value="1">
            <text:p>1</text:p>
          </table:table-cell>
          <table:table-cell office:value-type="string">
            <text:p>Person</text:p>
          </table:table-cell>
        </table:table-row>
        <table:table-row table:style-name="ro1">
          <table:table-cell office:value-type="string">
            <text:p>Wohlleben</text:p>
          </table:table-cell>
          <table:table-cell office:value-type="string">
            <text:p>Nationale_Jugend_Jena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Fest_Voel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Worch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Wartburgkreisbote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Kap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raunes_Hau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Braunes_Hau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aunes_Haus</text:p>
          </table:table-cell>
          <table:table-cell office:value-type="string">
            <text:p>Junge_Nationaldemokrat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aunes_Haus</text:p>
          </table:table-cell>
          <table:table-cell office:value-type="string">
            <text:p>NP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ueller</text:p>
          </table:table-cell>
          <table:table-cell office:value-type="string">
            <text:p>Braunes_Hau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oeck</text:p>
          </table:table-cell>
          <table:table-cell office:value-type="string">
            <text:p>Braunes_Hau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offmann_KH</text:p>
          </table:table-cell>
          <table:table-cell office:value-type="string">
            <text:p>Braunes_Hau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netzspeicher2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Blood_Honou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Hammersk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Frontalkraf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SKD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KD</text:p>
          </table:table-cell>
          <table:table-cell office:value-type="string">
            <text:p>Blood_Honou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Uwocaus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litzkrieg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lutbanne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Taetervol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PNO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BAF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Kameradschaft_Jena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undlos</text:p>
          </table:table-cell>
          <table:table-cell office:value-type="string">
            <text:p>Kameradschaft_Jena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Boehnhardt</text:p>
          </table:table-cell>
          <table:table-cell office:value-type="string">
            <text:p>Kameradschaft_Jena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Zschaepe</text:p>
          </table:table-cell>
          <table:table-cell office:value-type="string">
            <text:p>Kameradschaft_Jena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undlos</text:p>
          </table:table-cell>
          <table:table-cell office:value-type="string">
            <text:p>NSU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Zschaepe</text:p>
          </table:table-cell>
          <table:table-cell office:value-type="string">
            <text:p>NSU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Boehnhardt</text:p>
          </table:table-cell>
          <table:table-cell office:value-type="string">
            <text:p>NSU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U-Haft_Tonna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U-Haft_Muenche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Wohlleb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NPD_Jen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HNG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Harsch_Kolleg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Schneider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Klemke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Freiheit_Woll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oehn</text:p>
          </table:table-cell>
          <table:table-cell office:value-type="string">
            <text:p>Freiheit_Woll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termedia</text:p>
          </table:table-cell>
          <table:table-cell office:value-type="string">
            <text:p>Freiheit_Woll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nnemoser_A</text:p>
          </table:table-cell>
          <table:table-cell office:value-type="string">
            <text:p>Combat1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nnemoser_P</text:p>
          </table:table-cell>
          <table:table-cell office:value-type="string">
            <text:p>Combat1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Bordin</text:p>
          </table:table-cell>
          <table:table-cell office:value-type="string">
            <text:p>Skinheads_Tirol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eenen</text:p>
          </table:table-cell>
          <table:table-cell office:value-type="string">
            <text:p>Skinheads_Tirol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Schwerdt</text:p>
          </table:table-cell>
          <table:table-cell office:value-type="string">
            <text:p>Skinheads_Tiro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Skinheads_Tirol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Schwerdt</text:p>
          </table:table-cell>
          <table:table-cell office:value-type="string">
            <text:p>NP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Skinheads_Tiro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Richter_G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TH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NWJ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Fest_Voelke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Burschenschaft_Normannia_Jena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NPD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NPD_Jena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Gerlach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Gerlach_T</text:p>
          </table:table-cell>
          <table:table-cell office:value-type="string">
            <text:p>Kamfbund_d_Sozialisten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Gerlach_T</text:p>
          </table:table-cell>
          <table:table-cell office:value-type="string">
            <text:p>Fest_Voelke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T_Brandt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Hoffmann_KH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Neues_Denke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NWJ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Eichenlaub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rlwig</text:p>
          </table:table-cell>
          <table:table-cell office:value-type="string">
            <text:p>Eichenlaub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rlwig</text:p>
          </table:table-cell>
          <table:table-cell office:value-type="string">
            <text:p>TH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rlwig</text:p>
          </table:table-cell>
          <table:table-cell office:value-type="string">
            <text:p>Wanderjugend_Gibo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rlwig</text:p>
          </table:table-cell>
          <table:table-cell office:value-type="string">
            <text:p>J_Landmannschaft_Ostpreusse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ichenlaub</text:p>
          </table:table-cell>
          <table:table-cell office:value-type="string">
            <text:p>Joetunheim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ichenlaub</text:p>
          </table:table-cell>
          <table:table-cell office:value-type="string">
            <text:p>Blood_Honou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ichenlaub</text:p>
          </table:table-cell>
          <table:table-cell office:value-type="string">
            <text:p>Stigge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tigger</text:p>
          </table:table-cell>
          <table:table-cell office:value-type="string">
            <text:p>Donaldso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tigger</text:p>
          </table:table-cell>
          <table:table-cell office:value-type="string">
            <text:p>Screwdriv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Donaldson</text:p>
          </table:table-cell>
          <table:table-cell office:value-type="string">
            <text:p>Screwdrive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erlach</text:p>
          </table:table-cell>
          <table:table-cell office:value-type="string">
            <text:p>NSU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ichenlaub</text:p>
          </table:table-cell>
          <table:table-cell office:value-type="string">
            <text:p>Tanz_Musikfest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ichenlaub</text:p>
          </table:table-cell>
          <table:table-cell office:value-type="string">
            <text:p>Collegium_Humanum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Bratwurst_statt_Doene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Jugendwerkstatt_Jena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Zschaepe</text:p>
          </table:table-cell>
          <table:table-cell office:value-type="string">
            <text:p>Jugendwerkstatt_Jen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Jugendwerkstatt_Jena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Wohlleben</text:p>
          </table:table-cell>
          <table:table-cell office:value-type="string">
            <text:p>Verfahren_Roed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Verfahren_Roed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Mundlos</text:p>
          </table:table-cell>
          <table:table-cell office:value-type="string">
            <text:p>Verfahren_Roed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Boehnhardt</text:p>
          </table:table-cell>
          <table:table-cell office:value-type="string">
            <text:p>Verfahren_Roede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emke</text:p>
          </table:table-cell>
          <table:table-cell office:value-type="string">
            <text:p>Braunes_Hau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Braunes_Hau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hler</text:p>
          </table:table-cell>
          <table:table-cell office:value-type="string">
            <text:p>Braunes_Hau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Marcel_W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arcel_W</text:p>
          </table:table-cell>
          <table:table-cell office:value-type="string">
            <text:p>Kiesenwet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aunes_Haus</text:p>
          </table:table-cell>
          <table:table-cell office:value-type="string">
            <text:p>Freies_Netz_Jen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aunes_Haus</text:p>
          </table:table-cell>
          <table:table-cell office:value-type="string">
            <text:p>Jugend_f_Jen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Jugend_f_Jena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Kapke</text:p>
          </table:table-cell>
          <table:table-cell office:value-type="string">
            <text:p>Brandt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einig</text:p>
          </table:table-cell>
          <table:table-cell office:value-type="string">
            <text:p>H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einig</text:p>
          </table:table-cell>
          <table:table-cell office:value-type="string">
            <text:p>Kreuzritter_f_D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einig</text:p>
          </table:table-cell>
          <table:table-cell office:value-type="string">
            <text:p>Blood_Honou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einig</text:p>
          </table:table-cell>
          <table:table-cell office:value-type="string">
            <text:p>Harsch_Kolleg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hlleben</text:p>
          </table:table-cell>
          <table:table-cell office:value-type="string">
            <text:p>Harsch_Kolleg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ammer</text:p>
          </table:table-cell>
          <table:table-cell office:value-type="string">
            <text:p>Noie_Wert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ammer</text:p>
          </table:table-cell>
          <table:table-cell office:value-type="string">
            <text:p>H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ammer</text:p>
          </table:table-cell>
          <table:table-cell office:value-type="string">
            <text:p>Harsch_Kollege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oie_Werte</text:p>
          </table:table-cell>
          <table:table-cell office:value-type="string">
            <text:p>Donaldso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ndland</text:p>
          </table:table-cell>
          <table:table-cell office:value-type="string">
            <text:p>Noie_Wert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endland</text:p>
          </table:table-cell>
          <table:table-cell office:value-type="string">
            <text:p>NPD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ilburger</text:p>
          </table:table-cell>
          <table:table-cell office:value-type="string">
            <text:p>Noie_Werte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ilburger</text:p>
          </table:table-cell>
          <table:table-cell office:value-type="string">
            <text:p>Arbeitsgericht_ST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ilburger</text:p>
          </table:table-cell>
          <table:table-cell office:value-type="string">
            <text:p>CGM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ilbuger</text:p>
          </table:table-cell>
          <table:table-cell office:value-type="string">
            <text:p>Daiml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GM</text:p>
          </table:table-cell>
          <table:table-cell office:value-type="string">
            <text:p>Daimle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ilburger</text:p>
          </table:table-cell>
          <table:table-cell office:value-type="string">
            <text:p>Zentrum_Automobi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Daimler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oeck</text:p>
          </table:table-cell>
          <table:table-cell office:value-type="string">
            <text:p>Noie_Wer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ie_Werte</text:p>
          </table:table-cell>
          <table:table-cell office:value-type="string">
            <text:p>Schulhof_C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ndland</text:p>
          </table:table-cell>
          <table:table-cell office:value-type="string">
            <text:p>Noie_Wert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Zentrum_Automobil</text:p>
          </table:table-cell>
          <table:table-cell office:value-type="string">
            <text:p>Scharfly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charfly</text:p>
          </table:table-cell>
          <table:table-cell office:value-type="string">
            <text:p>Thule_Net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Zentrum_Automobil</text:p>
          </table:table-cell>
          <table:table-cell office:value-type="string">
            <text:p>Wo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Ziegl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Bes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Zentrum_Automobil</text:p>
          </table:table-cell>
          <table:table-cell office:value-type="string">
            <text:p>Ackerman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ckermann</text:p>
          </table:table-cell>
          <table:table-cell office:value-type="string">
            <text:p>NP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ckermann</text:p>
          </table:table-cell>
          <table:table-cell office:value-type="string">
            <text:p>DK_19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ckermann</text:p>
          </table:table-cell>
          <table:table-cell office:value-type="string">
            <text:p>Graupne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Noie_Werte</text:p>
          </table:table-cell>
          <table:table-cell office:value-type="string">
            <text:p>Graupne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DK_1972</text:p>
          </table:table-cell>
          <table:table-cell office:value-type="string">
            <text:p>Kosiek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Kosiek</text:p>
          </table:table-cell>
          <table:table-cell office:value-type="string">
            <text:p>NPD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chickhardt</text:p>
          </table:table-cell>
          <table:table-cell office:value-type="string">
            <text:p>Zentrum_Automobil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Schickhardt</text:p>
          </table:table-cell>
          <table:table-cell office:value-type="string">
            <text:p>Daimler_Betriebsrat_UT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ilburger</text:p>
          </table:table-cell>
          <table:table-cell office:value-type="string">
            <text:p>Daimler_Betriebsrat_U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ise</text:p>
          </table:table-cell>
          <table:table-cell office:value-type="string">
            <text:p>Zentrum_Automobil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eise</text:p>
          </table:table-cell>
          <table:table-cell office:value-type="string">
            <text:p>Heib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Heib</text:p>
          </table:table-cell>
          <table:table-cell office:value-type="string">
            <text:p>Noie_Wert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se</text:p>
          </table:table-cell>
          <table:table-cell office:value-type="string">
            <text:p>Tanzcafe_Balato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b</text:p>
          </table:table-cell>
          <table:table-cell office:value-type="string">
            <text:p>Tanzcafe_Balato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crewdriver</text:p>
          </table:table-cell>
          <table:table-cell office:value-type="string">
            <text:p>Kreuzritter_f_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ammerskin</text:p>
          </table:table-cell>
          <table:table-cell office:value-type="string">
            <text:p>NSU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lte_R</text:p>
          </table:table-cell>
          <table:table-cell office:value-type="string">
            <text:p>Hammersk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mmerskin</text:p>
          </table:table-cell>
          <table:table-cell office:value-type="string">
            <text:p>Wohlleb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3</text:p>
          </table:table-cell>
          <table:table-cell office:value-type="string">
            <text:p>Harsch_Kolleg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chneiders</text:p>
          </table:table-cell>
          <table:table-cell office:value-type="string">
            <text:p>H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ammer</text:p>
          </table:table-cell>
          <table:table-cell office:value-type="string">
            <text:p>H3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Heinig</text:p>
          </table:table-cell>
          <table:table-cell office:value-type="string">
            <text:p>H3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Moeck</text:p>
          </table:table-cell>
          <table:table-cell office:value-type="string">
            <text:p>Mueller_M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oeck</text:p>
          </table:table-cell>
          <table:table-cell office:value-type="string">
            <text:p>NPD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oeck</text:p>
          </table:table-cell>
          <table:table-cell office:value-type="string">
            <text:p>Mueller_Annett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ueller_Annett</text:p>
          </table:table-cell>
          <table:table-cell office:value-type="string">
            <text:p>Ausstieg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Moeck</text:p>
          </table:table-cell>
          <table:table-cell office:value-type="string">
            <text:p>Schulhof_C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litzkrieg</text:p>
          </table:table-cell>
          <table:table-cell office:value-type="string">
            <text:p>Schulhof_CD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Uwocaust</text:p>
          </table:table-cell>
          <table:table-cell office:value-type="string">
            <text:p>Schulhof_C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NOS</text:p>
          </table:table-cell>
          <table:table-cell office:value-type="string">
            <text:p>Schulhof_CD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diBlasi</text:p>
          </table:table-cell>
          <table:table-cell office:value-type="string">
            <text:p>Combat1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bat18</text:p>
          </table:table-cell>
          <table:table-cell office:value-type="string">
            <text:p>Fest_Voel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mmerskin</text:p>
          </table:table-cell>
          <table:table-cell office:value-type="string">
            <text:p>Combat1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idoxie</text:p>
          </table:table-cell>
          <table:table-cell office:value-type="string">
            <text:p>Combat1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ottschalk</text:p>
          </table:table-cell>
          <table:table-cell office:value-type="string">
            <text:p>Oidoxie_Streetfighting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chmiemann</text:p>
          </table:table-cell>
          <table:table-cell office:value-type="string">
            <text:p>Oidoxie_Streetfighting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eemann</text:p>
          </table:table-cell>
          <table:table-cell office:value-type="string">
            <text:p>Oidoxie_Streetfighting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idoxie_Streetfighting</text:p>
          </table:table-cell>
          <table:table-cell office:value-type="string">
            <text:p>Combat1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chmiemann</text:p>
          </table:table-cell>
          <table:table-cell office:value-type="string">
            <text:p>Zschae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ny_L</text:p>
          </table:table-cell>
          <table:table-cell office:value-type="string">
            <text:p>Combat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ny_L</text:p>
          </table:table-cell>
          <table:table-cell office:value-type="string">
            <text:p>NS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lach</text:p>
          </table:table-cell>
          <table:table-cell office:value-type="string">
            <text:p>NSU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Edgelist_Wohlleben_check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rom</text:p>
          </table:table-cell>
        </table:table-row>
        <table:table-row table:style-name="ro1">
          <table:table-cell office:value-type="string">
            <text:p>Ackermann</text:p>
          </table:table-cell>
        </table:table-row>
        <table:table-row table:style-name="ro1">
          <table:table-cell office:value-type="string">
            <text:p>Ackermann</text:p>
          </table:table-cell>
        </table:table-row>
        <table:table-row table:style-name="ro1">
          <table:table-cell office:value-type="string">
            <text:p>Ackermann</text:p>
          </table:table-cell>
        </table:table-row>
        <table:table-row table:style-name="ro1">
          <table:table-cell office:value-type="string">
            <text:p>Ackermann</text:p>
          </table:table-cell>
        </table:table-row>
        <table:table-row table:style-name="ro1">
          <table:table-cell office:value-type="string">
            <text:p>Altermedia</text:p>
          </table:table-cell>
        </table:table-row>
        <table:table-row table:style-name="ro1">
          <table:table-cell office:value-type="string">
            <text:p>Arbeitsgericht_STR</text:p>
          </table:table-cell>
        </table:table-row>
        <table:table-row table:style-name="ro1">
          <table:table-cell office:value-type="string">
            <text:p>Ausstieg</text:p>
          </table:table-cell>
        </table:table-row>
        <table:table-row table:style-name="ro1">
          <table:table-cell office:value-type="string">
            <text:p>BAF</text:p>
          </table:table-cell>
        </table:table-row>
        <table:table-row table:style-name="ro1">
          <table:table-cell office:value-type="string">
            <text:p>Blitzkrieg</text:p>
          </table:table-cell>
        </table:table-row>
        <table:table-row table:style-name="ro1">
          <table:table-cell office:value-type="string">
            <text:p>Blitzkrieg</text:p>
          </table:table-cell>
        </table:table-row>
        <table:table-row table:style-name="ro1">
          <table:table-cell office:value-type="string">
            <text:p>Blood_Honour</text:p>
          </table:table-cell>
        </table:table-row>
        <table:table-row table:style-name="ro1">
          <table:table-cell office:value-type="string">
            <text:p>Blood_Honour</text:p>
          </table:table-cell>
        </table:table-row>
        <table:table-row table:style-name="ro1">
          <table:table-cell office:value-type="string">
            <text:p>Blood_Honour</text:p>
          </table:table-cell>
        </table:table-row>
        <table:table-row table:style-name="ro1">
          <table:table-cell office:value-type="string">
            <text:p>Blood_Honour</text:p>
          </table:table-cell>
        </table:table-row>
        <table:table-row table:style-name="ro1">
          <table:table-cell office:value-type="string">
            <text:p>Blutbanner</text:p>
          </table:table-cell>
        </table:table-row>
        <table:table-row table:style-name="ro1">
          <table:table-cell office:value-type="string">
            <text:p>Boehnhardt</text:p>
          </table:table-cell>
        </table:table-row>
        <table:table-row table:style-name="ro1">
          <table:table-cell office:value-type="string">
            <text:p>Boehnhardt</text:p>
          </table:table-cell>
        </table:table-row>
        <table:table-row table:style-name="ro1">
          <table:table-cell office:value-type="string">
            <text:p>Boehnhardt</text:p>
          </table:table-cell>
        </table:table-row>
        <table:table-row table:style-name="ro1">
          <table:table-cell office:value-type="string">
            <text:p>Bordin</text:p>
          </table:table-cell>
        </table:table-row>
        <table:table-row table:style-name="ro1">
          <table:table-cell office:value-type="string">
            <text:p>Brandt</text:p>
          </table:table-cell>
        </table:table-row>
        <table:table-row table:style-name="ro1">
          <table:table-cell office:value-type="string">
            <text:p>Brandt</text:p>
          </table:table-cell>
        </table:table-row>
        <table:table-row table:style-name="ro1">
          <table:table-cell office:value-type="string">
            <text:p>Bratwurst_statt_Doener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raunes_Haus</text:p>
          </table:table-cell>
        </table:table-row>
        <table:table-row table:style-name="ro1">
          <table:table-cell office:value-type="string">
            <text:p>Burschenschaft_Normannia_Jena</text:p>
          </table:table-cell>
        </table:table-row>
        <table:table-row table:style-name="ro1">
          <table:table-cell office:value-type="string">
            <text:p>CGM</text:p>
          </table:table-cell>
        </table:table-row>
        <table:table-row table:style-name="ro1">
          <table:table-cell office:value-type="string">
            <text:p>CGM</text:p>
          </table:table-cell>
        </table:table-row>
        <table:table-row table:style-name="ro1">
          <table:table-cell office:value-type="string">
            <text:p>Collegium_Humanum</text:p>
          </table:table-cell>
        </table:table-row>
        <table:table-row table:style-name="ro1">
          <table:table-cell office:value-type="string">
            <text:p>Combat18</text:p>
          </table:table-cell>
        </table:table-row>
        <table:table-row table:style-name="ro1">
          <table:table-cell office:value-type="string">
            <text:p>Combat18</text:p>
          </table:table-cell>
        </table:table-row>
        <table:table-row table:style-name="ro1">
          <table:table-cell office:value-type="string">
            <text:p>Combat18</text:p>
          </table:table-cell>
        </table:table-row>
        <table:table-row table:style-name="ro1">
          <table:table-cell office:value-type="string">
            <text:p>Combat18</text:p>
          </table:table-cell>
        </table:table-row>
        <table:table-row table:style-name="ro1">
          <table:table-cell office:value-type="string">
            <text:p>Combat18</text:p>
          </table:table-cell>
        </table:table-row>
        <table:table-row table:style-name="ro1">
          <table:table-cell office:value-type="string">
            <text:p>Combat18</text:p>
          </table:table-cell>
        </table:table-row>
        <table:table-row table:style-name="ro1">
          <table:table-cell office:value-type="string">
            <text:p>Combat18</text:p>
          </table:table-cell>
        </table:table-row>
        <table:table-row table:style-name="ro1">
          <table:table-cell office:value-type="string">
            <text:p>Combat18</text:p>
          </table:table-cell>
        </table:table-row>
        <table:table-row table:style-name="ro1">
          <table:table-cell office:value-type="string">
            <text:p>Daimler</text:p>
          </table:table-cell>
        </table:table-row>
        <table:table-row table:style-name="ro1">
          <table:table-cell office:value-type="string">
            <text:p>Daimler</text:p>
          </table:table-cell>
        </table:table-row>
        <table:table-row table:style-name="ro1">
          <table:table-cell office:value-type="string">
            <text:p>Daimler</text:p>
          </table:table-cell>
        </table:table-row>
        <table:table-row table:style-name="ro1">
          <table:table-cell office:value-type="string">
            <text:p>Daimler_Betriebsrat_UT</text:p>
          </table:table-cell>
        </table:table-row>
        <table:table-row table:style-name="ro1">
          <table:table-cell office:value-type="string">
            <text:p>Daimler_Betriebsrat_UT</text:p>
          </table:table-cell>
        </table:table-row>
        <table:table-row table:style-name="ro1">
          <table:table-cell office:value-type="string">
            <text:p>diBlasi</text:p>
          </table:table-cell>
        </table:table-row>
        <table:table-row table:style-name="ro1">
          <table:table-cell office:value-type="string">
            <text:p>DK_1972</text:p>
          </table:table-cell>
        </table:table-row>
        <table:table-row table:style-name="ro1">
          <table:table-cell office:value-type="string">
            <text:p>Donaldson</text:p>
          </table:table-cell>
        </table:table-row>
        <table:table-row table:style-name="ro1">
          <table:table-cell office:value-type="string">
            <text:p>Donaldson</text:p>
          </table:table-cell>
        </table:table-row>
        <table:table-row table:style-name="ro1">
          <table:table-cell office:value-type="string">
            <text:p>Donaldson</text:p>
          </table:table-cell>
        </table:table-row>
        <table:table-row table:style-name="ro1"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Eichenlaub</text:p>
          </table:table-cell>
        </table:table-row>
        <table:table-row table:style-name="ro1">
          <table:table-cell office:value-type="string">
            <text:p>Ennemoser_A</text:p>
          </table:table-cell>
        </table:table-row>
        <table:table-row table:style-name="ro1">
          <table:table-cell office:value-type="string">
            <text:p>Ennemoser_P</text:p>
          </table:table-cell>
        </table:table-row>
        <table:table-row table:style-name="ro1">
          <table:table-cell office:value-type="string">
            <text:p>Erlwig</text:p>
          </table:table-cell>
        </table:table-row>
        <table:table-row table:style-name="ro1">
          <table:table-cell office:value-type="string">
            <text:p>Erlwig</text:p>
          </table:table-cell>
        </table:table-row>
        <table:table-row table:style-name="ro1">
          <table:table-cell office:value-type="string">
            <text:p>Erlwig</text:p>
          </table:table-cell>
        </table:table-row>
        <table:table-row table:style-name="ro1">
          <table:table-cell office:value-type="string">
            <text:p>Erlwig</text:p>
          </table:table-cell>
        </table:table-row>
        <table:table-row table:style-name="ro1">
          <table:table-cell office:value-type="string">
            <text:p>Fest_Voelker</text:p>
          </table:table-cell>
        </table:table-row>
        <table:table-row table:style-name="ro1">
          <table:table-cell office:value-type="string">
            <text:p>Fest_Voelker</text:p>
          </table:table-cell>
        </table:table-row>
        <table:table-row table:style-name="ro1">
          <table:table-cell office:value-type="string">
            <text:p>Fest_Voelker</text:p>
          </table:table-cell>
        </table:table-row>
        <table:table-row table:style-name="ro1">
          <table:table-cell office:value-type="string">
            <text:p>Fest_Voelker</text:p>
          </table:table-cell>
        </table:table-row>
        <table:table-row table:style-name="ro1">
          <table:table-cell office:value-type="string">
            <text:p>Freies_Netz_Jena</text:p>
          </table:table-cell>
        </table:table-row>
        <table:table-row table:style-name="ro1">
          <table:table-cell office:value-type="string">
            <text:p>Freiheit_Wolle</text:p>
          </table:table-cell>
        </table:table-row>
        <table:table-row table:style-name="ro1">
          <table:table-cell office:value-type="string">
            <text:p>Freiheit_Wolle</text:p>
          </table:table-cell>
        </table:table-row>
        <table:table-row table:style-name="ro1">
          <table:table-cell office:value-type="string">
            <text:p>Freiheit_Wolle</text:p>
          </table:table-cell>
        </table:table-row>
        <table:table-row table:style-name="ro1">
          <table:table-cell office:value-type="string">
            <text:p>Frontalkraft</text:p>
          </table:table-cell>
        </table:table-row>
        <table:table-row table:style-name="ro1">
          <table:table-cell office:value-type="string">
            <text:p>Gerlach</text:p>
          </table:table-cell>
        </table:table-row>
        <table:table-row table:style-name="ro1">
          <table:table-cell office:value-type="string">
            <text:p>Gerlach</text:p>
          </table:table-cell>
        </table:table-row>
        <table:table-row table:style-name="ro1">
          <table:table-cell office:value-type="string">
            <text:p>Gerlach</text:p>
          </table:table-cell>
        </table:table-row>
        <table:table-row table:style-name="ro1">
          <table:table-cell office:value-type="string">
            <text:p>Gerlach</text:p>
          </table:table-cell>
        </table:table-row>
        <table:table-row table:style-name="ro1">
          <table:table-cell office:value-type="string">
            <text:p>Gerlach</text:p>
          </table:table-cell>
        </table:table-row>
        <table:table-row table:style-name="ro1">
          <table:table-cell office:value-type="string">
            <text:p>Gottschalk</text:p>
          </table:table-cell>
        </table:table-row>
        <table:table-row table:style-name="ro1">
          <table:table-cell office:value-type="string">
            <text:p>Graupner</text:p>
          </table:table-cell>
        </table:table-row>
        <table:table-row table:style-name="ro1">
          <table:table-cell office:value-type="string">
            <text:p>Graupner</text:p>
          </table:table-cell>
        </table:table-row>
        <table:table-row table:style-name="ro1">
          <table:table-cell office:value-type="string">
            <text:p>H3</text:p>
          </table:table-cell>
        </table:table-row>
        <table:table-row table:style-name="ro1">
          <table:table-cell office:value-type="string">
            <text:p>H3</text:p>
          </table:table-cell>
        </table:table-row>
        <table:table-row table:style-name="ro1">
          <table:table-cell office:value-type="string">
            <text:p>H3</text:p>
          </table:table-cell>
        </table:table-row>
        <table:table-row table:style-name="ro1">
          <table:table-cell office:value-type="string">
            <text:p>H3</text:p>
          </table:table-cell>
        </table:table-row>
        <table:table-row table:style-name="ro1">
          <table:table-cell office:value-type="string">
            <text:p>H3</text:p>
          </table:table-cell>
        </table:table-row>
        <table:table-row table:style-name="ro1">
          <table:table-cell office:value-type="string">
            <text:p>H3</text:p>
          </table:table-cell>
        </table:table-row>
        <table:table-row table:style-name="ro1">
          <table:table-cell office:value-type="string">
            <text:p>Hammer</text:p>
          </table:table-cell>
        </table:table-row>
        <table:table-row table:style-name="ro1">
          <table:table-cell office:value-type="string">
            <text:p>Hammer</text:p>
          </table:table-cell>
        </table:table-row>
        <table:table-row table:style-name="ro1">
          <table:table-cell office:value-type="string">
            <text:p>Hammer</text:p>
          </table:table-cell>
        </table:table-row>
        <table:table-row table:style-name="ro1">
          <table:table-cell office:value-type="string">
            <text:p>Hammer</text:p>
          </table:table-cell>
        </table:table-row>
        <table:table-row table:style-name="ro1">
          <table:table-cell office:value-type="string">
            <text:p>Hammerskin</text:p>
          </table:table-cell>
        </table:table-row>
        <table:table-row table:style-name="ro1">
          <table:table-cell office:value-type="string">
            <text:p>Hammerskin</text:p>
          </table:table-cell>
        </table:table-row>
        <table:table-row table:style-name="ro1">
          <table:table-cell office:value-type="string">
            <text:p>Hammerskin</text:p>
          </table:table-cell>
        </table:table-row>
        <table:table-row table:style-name="ro1">
          <table:table-cell office:value-type="string">
            <text:p>Hammerskin</text:p>
          </table:table-cell>
        </table:table-row>
        <table:table-row table:style-name="ro1">
          <table:table-cell office:value-type="string">
            <text:p>Hammerskin</text:p>
          </table:table-cell>
        </table:table-row>
        <table:table-row table:style-name="ro1"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Harsch_Kollegen</text:p>
          </table:table-cell>
        </table:table-row>
        <table:table-row table:style-name="ro1">
          <table:table-cell office:value-type="string">
            <text:p>Heib</text:p>
          </table:table-cell>
        </table:table-row>
        <table:table-row table:style-name="ro1">
          <table:table-cell office:value-type="string">
            <text:p>Heib</text:p>
          </table:table-cell>
        </table:table-row>
        <table:table-row table:style-name="ro1">
          <table:table-cell office:value-type="string">
            <text:p>Heib</text:p>
          </table:table-cell>
        </table:table-row>
        <table:table-row table:style-name="ro1">
          <table:table-cell office:value-type="string">
            <text:p>Heinig</text:p>
          </table:table-cell>
        </table:table-row>
        <table:table-row table:style-name="ro1">
          <table:table-cell office:value-type="string">
            <text:p>Heinig</text:p>
          </table:table-cell>
        </table:table-row>
        <table:table-row table:style-name="ro1">
          <table:table-cell office:value-type="string">
            <text:p>Heinig</text:p>
          </table:table-cell>
        </table:table-row>
        <table:table-row table:style-name="ro1">
          <table:table-cell office:value-type="string">
            <text:p>Heinig</text:p>
          </table:table-cell>
        </table:table-row>
        <table:table-row table:style-name="ro1">
          <table:table-cell office:value-type="string">
            <text:p>Heinig</text:p>
          </table:table-cell>
        </table:table-row>
        <table:table-row table:style-name="ro1">
          <table:table-cell office:value-type="string">
            <text:p>Heise</text:p>
          </table:table-cell>
        </table:table-row>
        <table:table-row table:style-name="ro1">
          <table:table-cell office:value-type="string">
            <text:p>Heise</text:p>
          </table:table-cell>
        </table:table-row>
        <table:table-row table:style-name="ro1">
          <table:table-cell office:value-type="string">
            <text:p>Heise</text:p>
          </table:table-cell>
        </table:table-row>
        <table:table-row table:style-name="ro1">
          <table:table-cell office:value-type="string">
            <text:p>Hilbuger</text:p>
          </table:table-cell>
        </table:table-row>
        <table:table-row table:style-name="ro1">
          <table:table-cell office:value-type="string">
            <text:p>Hilburger</text:p>
          </table:table-cell>
        </table:table-row>
        <table:table-row table:style-name="ro1">
          <table:table-cell office:value-type="string">
            <text:p>Hilburger</text:p>
          </table:table-cell>
        </table:table-row>
        <table:table-row table:style-name="ro1">
          <table:table-cell office:value-type="string">
            <text:p>Hilburger</text:p>
          </table:table-cell>
        </table:table-row>
        <table:table-row table:style-name="ro1">
          <table:table-cell office:value-type="string">
            <text:p>Hilburger</text:p>
          </table:table-cell>
        </table:table-row>
        <table:table-row table:style-name="ro1">
          <table:table-cell office:value-type="string">
            <text:p>Hilburger</text:p>
          </table:table-cell>
        </table:table-row>
        <table:table-row table:style-name="ro1">
          <table:table-cell office:value-type="string">
            <text:p>HNG</text:p>
          </table:table-cell>
        </table:table-row>
        <table:table-row table:style-name="ro1">
          <table:table-cell office:value-type="string">
            <text:p>Hoehn</text:p>
          </table:table-cell>
        </table:table-row>
        <table:table-row table:style-name="ro1">
          <table:table-cell office:value-type="string">
            <text:p>Hoffmann_KH</text:p>
          </table:table-cell>
        </table:table-row>
        <table:table-row table:style-name="ro1">
          <table:table-cell office:value-type="string">
            <text:p>Hoffmann_KH</text:p>
          </table:table-cell>
        </table:table-row>
        <table:table-row table:style-name="ro1">
          <table:table-cell office:value-type="string">
            <text:p>Hoffmann_KH</text:p>
          </table:table-cell>
        </table:table-row>
        <table:table-row table:style-name="ro1">
          <table:table-cell office:value-type="string">
            <text:p>J_Landmannschaft_Ostpreussen</text:p>
          </table:table-cell>
        </table:table-row>
        <table:table-row table:style-name="ro1">
          <table:table-cell office:value-type="string">
            <text:p>Joetunheim</text:p>
          </table:table-cell>
        </table:table-row>
        <table:table-row table:style-name="ro1">
          <table:table-cell office:value-type="string">
            <text:p>Jugend_f_Jena</text:p>
          </table:table-cell>
        </table:table-row>
        <table:table-row table:style-name="ro1">
          <table:table-cell office:value-type="string">
            <text:p>Jugend_f_Jena</text:p>
          </table:table-cell>
        </table:table-row>
        <table:table-row table:style-name="ro1">
          <table:table-cell office:value-type="string">
            <text:p>Jugendwerkstatt_Jena</text:p>
          </table:table-cell>
        </table:table-row>
        <table:table-row table:style-name="ro1">
          <table:table-cell office:value-type="string">
            <text:p>Jugendwerkstatt_Jena</text:p>
          </table:table-cell>
        </table:table-row>
        <table:table-row table:style-name="ro1">
          <table:table-cell office:value-type="string">
            <text:p>Jugendwerkstatt_Jena</text:p>
          </table:table-cell>
        </table:table-row>
        <table:table-row table:style-name="ro1">
          <table:table-cell office:value-type="string">
            <text:p>Junge_Nationaldemokraten</text:p>
          </table:table-cell>
        </table:table-row>
        <table:table-row table:style-name="ro1">
          <table:table-cell office:value-type="string">
            <text:p>Kameradschaft_Jena</text:p>
          </table:table-cell>
        </table:table-row>
        <table:table-row table:style-name="ro1">
          <table:table-cell office:value-type="string">
            <text:p>Kameradschaft_Jena</text:p>
          </table:table-cell>
        </table:table-row>
        <table:table-row table:style-name="ro1">
          <table:table-cell office:value-type="string">
            <text:p>Kameradschaft_Jena</text:p>
          </table:table-cell>
        </table:table-row>
        <table:table-row table:style-name="ro1">
          <table:table-cell office:value-type="string">
            <text:p>Kameradschaft_Jena</text:p>
          </table:table-cell>
        </table:table-row>
        <table:table-row table:style-name="ro1">
          <table:table-cell office:value-type="string">
            <text:p>Kamfbund_d_Sozialisten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apke</text:p>
          </table:table-cell>
        </table:table-row>
        <table:table-row table:style-name="ro1">
          <table:table-cell office:value-type="string">
            <text:p>Kiesenwetter</text:p>
          </table:table-cell>
        </table:table-row>
        <table:table-row table:style-name="ro1">
          <table:table-cell office:value-type="string">
            <text:p>Klemke</text:p>
          </table:table-cell>
        </table:table-row>
        <table:table-row table:style-name="ro1">
          <table:table-cell office:value-type="string">
            <text:p>Kreuzritter_f_D</text:p>
          </table:table-cell>
        </table:table-row>
        <table:table-row table:style-name="ro1">
          <table:table-cell office:value-type="string">
            <text:p>Kreuzritter_f_D</text:p>
          </table:table-cell>
        </table:table-row>
        <table:table-row table:style-name="ro1">
          <table:table-cell office:value-type="string">
            <text:p>Lemke</text:p>
          </table:table-cell>
        </table:table-row>
        <table:table-row table:style-name="ro1">
          <table:table-cell office:value-type="string">
            <text:p>Mahler</text:p>
          </table:table-cell>
        </table:table-row>
        <table:table-row table:style-name="ro1">
          <table:table-cell office:value-type="string">
            <text:p>Malte_R</text:p>
          </table:table-cell>
        </table:table-row>
        <table:table-row table:style-name="ro1">
          <table:table-cell office:value-type="string">
            <text:p>Marcel_W</text:p>
          </table:table-cell>
        </table:table-row>
        <table:table-row table:style-name="ro1">
          <table:table-cell office:value-type="string">
            <text:p>Marcel_W</text:p>
          </table:table-cell>
        </table:table-row>
        <table:table-row table:style-name="ro1">
          <table:table-cell office:value-type="string">
            <text:p>Meenen</text:p>
          </table:table-cell>
        </table:table-row>
        <table:table-row table:style-name="ro1">
          <table:table-cell office:value-type="string">
            <text:p>Moeck</text:p>
          </table:table-cell>
        </table:table-row>
        <table:table-row table:style-name="ro1">
          <table:table-cell office:value-type="string">
            <text:p>Moeck</text:p>
          </table:table-cell>
        </table:table-row>
        <table:table-row table:style-name="ro1">
          <table:table-cell office:value-type="string">
            <text:p>Moeck</text:p>
          </table:table-cell>
        </table:table-row>
        <table:table-row table:style-name="ro1">
          <table:table-cell office:value-type="string">
            <text:p>Moeck</text:p>
          </table:table-cell>
        </table:table-row>
        <table:table-row table:style-name="ro1">
          <table:table-cell office:value-type="string">
            <text:p>Moeck</text:p>
          </table:table-cell>
        </table:table-row>
        <table:table-row table:style-name="ro1">
          <table:table-cell office:value-type="string">
            <text:p>Moeck</text:p>
          </table:table-cell>
        </table:table-row>
        <table:table-row table:style-name="ro1">
          <table:table-cell office:value-type="string">
            <text:p>Mueller</text:p>
          </table:table-cell>
        </table:table-row>
        <table:table-row table:style-name="ro1">
          <table:table-cell office:value-type="string">
            <text:p>Mueller_Annett</text:p>
          </table:table-cell>
        </table:table-row>
        <table:table-row table:style-name="ro1">
          <table:table-cell office:value-type="string">
            <text:p>Mueller_Annett</text:p>
          </table:table-cell>
        </table:table-row>
        <table:table-row table:style-name="ro1">
          <table:table-cell office:value-type="string">
            <text:p>Mueller_M</text:p>
          </table:table-cell>
        </table:table-row>
        <table:table-row table:style-name="ro1">
          <table:table-cell office:value-type="string">
            <text:p>Mundlos</text:p>
          </table:table-cell>
        </table:table-row>
        <table:table-row table:style-name="ro1">
          <table:table-cell office:value-type="string">
            <text:p>Mundlos</text:p>
          </table:table-cell>
        </table:table-row>
        <table:table-row table:style-name="ro1">
          <table:table-cell office:value-type="string">
            <text:p>Mundlos</text:p>
          </table:table-cell>
        </table:table-row>
        <table:table-row table:style-name="ro1">
          <table:table-cell office:value-type="string">
            <text:p>Nationale_Jugend_Jena</text:p>
          </table:table-cell>
        </table:table-row>
        <table:table-row table:style-name="ro1">
          <table:table-cell office:value-type="string">
            <text:p>netzspeicher24</text:p>
          </table:table-cell>
        </table:table-row>
        <table:table-row table:style-name="ro1">
          <table:table-cell office:value-type="string">
            <text:p>Neues_Denken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oie_Werte</text:p>
          </table:table-cell>
        </table:table-row>
        <table:table-row table:style-name="ro1">
          <table:table-cell office:value-type="string">
            <text:p>NPD</text:p>
          </table:table-cell>
        </table:table-row>
        <table:table-row table:style-name="ro1">
          <table:table-cell office:value-type="string">
            <text:p>NPD</text:p>
          </table:table-cell>
        </table:table-row>
        <table:table-row table:style-name="ro1">
          <table:table-cell office:value-type="string">
            <text:p>NPD</text:p>
          </table:table-cell>
        </table:table-row>
        <table:table-row table:style-name="ro1">
          <table:table-cell office:value-type="string">
            <text:p>NPD</text:p>
          </table:table-cell>
        </table:table-row>
        <table:table-row table:style-name="ro1">
          <table:table-cell office:value-type="string">
            <text:p>NPD</text:p>
          </table:table-cell>
        </table:table-row>
        <table:table-row table:style-name="ro1">
          <table:table-cell office:value-type="string">
            <text:p>NPD</text:p>
          </table:table-cell>
        </table:table-row>
        <table:table-row table:style-name="ro1">
          <table:table-cell office:value-type="string">
            <text:p>NPD_Jena</text:p>
          </table:table-cell>
        </table:table-row>
        <table:table-row table:style-name="ro1">
          <table:table-cell office:value-type="string">
            <text:p>NPD_Jena</text:p>
          </table:table-cell>
        </table:table-row>
        <table:table-row table:style-name="ro1">
          <table:table-cell office:value-type="string">
            <text:p>NPD_Jena</text:p>
          </table:table-cell>
        </table:table-row>
        <table:table-row table:style-name="ro1">
          <table:table-cell office:value-type="string">
            <text:p>NSU</text:p>
          </table:table-cell>
        </table:table-row>
        <table:table-row table:style-name="ro1">
          <table:table-cell office:value-type="string">
            <text:p>NSU</text:p>
          </table:table-cell>
        </table:table-row>
        <table:table-row table:style-name="ro1">
          <table:table-cell office:value-type="string">
            <text:p>NSU</text:p>
          </table:table-cell>
        </table:table-row>
        <table:table-row table:style-name="ro1">
          <table:table-cell office:value-type="string">
            <text:p>NSU</text:p>
          </table:table-cell>
        </table:table-row>
        <table:table-row table:style-name="ro1">
          <table:table-cell office:value-type="string">
            <text:p>NSU</text:p>
          </table:table-cell>
        </table:table-row>
        <table:table-row table:style-name="ro1">
          <table:table-cell office:value-type="string">
            <text:p>NSU</text:p>
          </table:table-cell>
        </table:table-row>
        <table:table-row table:style-name="ro1">
          <table:table-cell office:value-type="string">
            <text:p>NSU</text:p>
          </table:table-cell>
        </table:table-row>
        <table:table-row table:style-name="ro1">
          <table:table-cell office:value-type="string">
            <text:p>NWJ</text:p>
          </table:table-cell>
        </table:table-row>
        <table:table-row table:style-name="ro1">
          <table:table-cell office:value-type="string">
            <text:p>NWJ</text:p>
          </table:table-cell>
        </table:table-row>
        <table:table-row table:style-name="ro1">
          <table:table-cell office:value-type="string">
            <text:p>Oidoxie</text:p>
          </table:table-cell>
        </table:table-row>
        <table:table-row table:style-name="ro1">
          <table:table-cell office:value-type="string">
            <text:p>Oidoxie_Streetfighting</text:p>
          </table:table-cell>
        </table:table-row>
        <table:table-row table:style-name="ro1">
          <table:table-cell office:value-type="string">
            <text:p>Oidoxie_Streetfighting</text:p>
          </table:table-cell>
        </table:table-row>
        <table:table-row table:style-name="ro1">
          <table:table-cell office:value-type="string">
            <text:p>Oidoxie_Streetfighting</text:p>
          </table:table-cell>
        </table:table-row>
        <table:table-row table:style-name="ro1">
          <table:table-cell office:value-type="string">
            <text:p>Oidoxie_Streetfighting</text:p>
          </table:table-cell>
        </table:table-row>
        <table:table-row table:style-name="ro1">
          <table:table-cell office:value-type="string">
            <text:p>Paul</text:p>
          </table:table-cell>
        </table:table-row>
        <table:table-row table:style-name="ro1">
          <table:table-cell office:value-type="string">
            <text:p>PNOS</text:p>
          </table:table-cell>
        </table:table-row>
        <table:table-row table:style-name="ro1">
          <table:table-cell office:value-type="string">
            <text:p>PNOS</text:p>
          </table:table-cell>
        </table:table-row>
        <table:table-row table:style-name="ro1">
          <table:table-cell office:value-type="string">
            <text:p>Ronny_L</text:p>
          </table:table-cell>
        </table:table-row>
        <table:table-row table:style-name="ro1">
          <table:table-cell office:value-type="string">
            <text:p>Ronny_L</text:p>
          </table:table-cell>
        </table:table-row>
        <table:table-row table:style-name="ro1">
          <table:table-cell office:value-type="string">
            <text:p>Scharfy</text:p>
          </table:table-cell>
        </table:table-row>
        <table:table-row table:style-name="ro1">
          <table:table-cell office:value-type="string">
            <text:p>Scharfy</text:p>
          </table:table-cell>
        </table:table-row>
        <table:table-row table:style-name="ro1">
          <table:table-cell office:value-type="string">
            <text:p>Schickhardt</text:p>
          </table:table-cell>
        </table:table-row>
        <table:table-row table:style-name="ro1">
          <table:table-cell office:value-type="string">
            <text:p>Schickhardt</text:p>
          </table:table-cell>
        </table:table-row>
        <table:table-row table:style-name="ro1">
          <table:table-cell office:value-type="string">
            <text:p>Schmiemann</text:p>
          </table:table-cell>
        </table:table-row>
        <table:table-row table:style-name="ro1">
          <table:table-cell office:value-type="string">
            <text:p>Schmiemann</text:p>
          </table:table-cell>
        </table:table-row>
        <table:table-row table:style-name="ro1">
          <table:table-cell office:value-type="string">
            <text:p>Schneiders</text:p>
          </table:table-cell>
        </table:table-row>
        <table:table-row table:style-name="ro1">
          <table:table-cell office:value-type="string">
            <text:p>Schneiders</text:p>
          </table:table-cell>
        </table:table-row>
        <table:table-row table:style-name="ro1">
          <table:table-cell office:value-type="string">
            <text:p>Schneiders</text:p>
          </table:table-cell>
        </table:table-row>
        <table:table-row table:style-name="ro1">
          <table:table-cell office:value-type="string">
            <text:p>Schneiders</text:p>
          </table:table-cell>
        </table:table-row>
        <table:table-row table:style-name="ro1">
          <table:table-cell office:value-type="string">
            <text:p>Schneiders</text:p>
          </table:table-cell>
        </table:table-row>
        <table:table-row table:style-name="ro1">
          <table:table-cell office:value-type="string">
            <text:p>Schneiders</text:p>
          </table:table-cell>
        </table:table-row>
        <table:table-row table:style-name="ro1"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Schulhof_CD</text:p>
          </table:table-cell>
        </table:table-row>
        <table:table-row table:style-name="ro1">
          <table:table-cell office:value-type="string">
            <text:p>Schwerdt</text:p>
          </table:table-cell>
        </table:table-row>
        <table:table-row table:style-name="ro1">
          <table:table-cell office:value-type="string">
            <text:p>Schwerdt</text:p>
          </table:table-cell>
        </table:table-row>
        <table:table-row table:style-name="ro1">
          <table:table-cell office:value-type="string">
            <text:p>Seemann</text:p>
          </table:table-cell>
        </table:table-row>
        <table:table-row table:style-name="ro1">
          <table:table-cell office:value-type="string">
            <text:p>SKD</text:p>
          </table:table-cell>
        </table:table-row>
        <table:table-row table:style-name="ro1">
          <table:table-cell office:value-type="string">
            <text:p>SKD</text:p>
          </table:table-cell>
        </table:table-row>
        <table:table-row table:style-name="ro1"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Skinheads_Tirol</text:p>
          </table:table-cell>
        </table:table-row>
        <table:table-row table:style-name="ro1">
          <table:table-cell office:value-type="string">
            <text:p>Skrewdriver</text:p>
          </table:table-cell>
        </table:table-row>
        <table:table-row table:style-name="ro1">
          <table:table-cell office:value-type="string">
            <text:p>Skrewdriver</text:p>
          </table:table-cell>
        </table:table-row>
        <table:table-row table:style-name="ro1">
          <table:table-cell office:value-type="string">
            <text:p>Skrewdriver</text:p>
          </table:table-cell>
        </table:table-row>
        <table:table-row table:style-name="ro1">
          <table:table-cell office:value-type="string">
            <text:p>Stigger</text:p>
          </table:table-cell>
        </table:table-row>
        <table:table-row table:style-name="ro1">
          <table:table-cell office:value-type="string">
            <text:p>Stigger</text:p>
          </table:table-cell>
        </table:table-row>
        <table:table-row table:style-name="ro1">
          <table:table-cell office:value-type="string">
            <text:p>Stigger</text:p>
          </table:table-cell>
        </table:table-row>
        <table:table-row table:style-name="ro1">
          <table:table-cell office:value-type="string">
            <text:p>Taetervolk</text:p>
          </table:table-cell>
        </table:table-row>
        <table:table-row table:style-name="ro1">
          <table:table-cell office:value-type="string">
            <text:p>Tanz_Musikfest</text:p>
          </table:table-cell>
        </table:table-row>
        <table:table-row table:style-name="ro1">
          <table:table-cell office:value-type="string">
            <text:p>Tanzcafe_Balaton</text:p>
          </table:table-cell>
        </table:table-row>
        <table:table-row table:style-name="ro1">
          <table:table-cell office:value-type="string">
            <text:p>Tanzcafe_Balaton</text:p>
          </table:table-cell>
        </table:table-row>
        <table:table-row table:style-name="ro1">
          <table:table-cell office:value-type="string">
            <text:p>THS</text:p>
          </table:table-cell>
        </table:table-row>
        <table:table-row table:style-name="ro1">
          <table:table-cell office:value-type="string">
            <text:p>THS</text:p>
          </table:table-cell>
        </table:table-row>
        <table:table-row table:style-name="ro1">
          <table:table-cell office:value-type="string">
            <text:p>THS</text:p>
          </table:table-cell>
        </table:table-row>
        <table:table-row table:style-name="ro1">
          <table:table-cell office:value-type="string">
            <text:p>Thule_Net</text:p>
          </table:table-cell>
        </table:table-row>
        <table:table-row table:style-name="ro1">
          <table:table-cell office:value-type="string">
            <text:p>U-Haft_Muenchen</text:p>
          </table:table-cell>
        </table:table-row>
        <table:table-row table:style-name="ro1">
          <table:table-cell office:value-type="string">
            <text:p>U-Haft_Tonna</text:p>
          </table:table-cell>
        </table:table-row>
        <table:table-row table:style-name="ro1">
          <table:table-cell office:value-type="string">
            <text:p>Uwocaust</text:p>
          </table:table-cell>
        </table:table-row>
        <table:table-row table:style-name="ro1">
          <table:table-cell office:value-type="string">
            <text:p>Uwocaust</text:p>
          </table:table-cell>
        </table:table-row>
        <table:table-row table:style-name="ro1">
          <table:table-cell office:value-type="string">
            <text:p>Verfahren_Roeder</text:p>
          </table:table-cell>
        </table:table-row>
        <table:table-row table:style-name="ro1">
          <table:table-cell office:value-type="string">
            <text:p>Verfahren_Roeder</text:p>
          </table:table-cell>
        </table:table-row>
        <table:table-row table:style-name="ro1">
          <table:table-cell office:value-type="string">
            <text:p>Verfahren_Roeder</text:p>
          </table:table-cell>
        </table:table-row>
        <table:table-row table:style-name="ro1">
          <table:table-cell office:value-type="string">
            <text:p>Verfahren_Roeder</text:p>
          </table:table-cell>
        </table:table-row>
        <table:table-row table:style-name="ro1">
          <table:table-cell office:value-type="string">
            <text:p>Wanderjugend_Gibor</text:p>
          </table:table-cell>
        </table:table-row>
        <table:table-row table:style-name="ro1">
          <table:table-cell office:value-type="string">
            <text:p>Wartburgkreisboten</text:p>
          </table:table-cell>
        </table:table-row>
        <table:table-row table:style-name="ro1">
          <table:table-cell office:value-type="string">
            <text:p>Wehrsportgruppe_Hoffmann</text:p>
          </table:table-cell>
        </table:table-row>
        <table:table-row table:style-name="ro1">
          <table:table-cell office:value-type="string">
            <text:p>Wendland</text:p>
          </table:table-cell>
        </table:table-row>
        <table:table-row table:style-name="ro1">
          <table:table-cell office:value-type="string">
            <text:p>Wendland</text:p>
          </table:table-cell>
        </table:table-row>
        <table:table-row table:style-name="ro1">
          <table:table-cell office:value-type="string">
            <text:p>Wendland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hlleben</text:p>
          </table:table-cell>
        </table:table-row>
        <table:table-row table:style-name="ro1">
          <table:table-cell office:value-type="string">
            <text:p>Woll</text:p>
          </table:table-cell>
        </table:table-row>
        <table:table-row table:style-name="ro1">
          <table:table-cell office:value-type="string">
            <text:p>Worch</text:p>
          </table:table-cell>
        </table:table-row>
        <table:table-row table:style-name="ro1"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Zentrum_Automobil</text:p>
          </table:table-cell>
        </table:table-row>
        <table:table-row table:style-name="ro1">
          <table:table-cell office:value-type="string">
            <text:p>Ziegler</text:p>
          </table:table-cell>
        </table:table-row>
        <table:table-row table:style-name="ro1">
          <table:table-cell office:value-type="string">
            <text:p>Zschaepe</text:p>
          </table:table-cell>
        </table:table-row>
        <table:table-row table:style-name="ro1">
          <table:table-cell office:value-type="string">
            <text:p>Zschaepe</text:p>
          </table:table-cell>
        </table:table-row>
        <table:table-row table:style-name="ro1">
          <table:table-cell office:value-type="string">
            <text:p>Zschaepe</text:p>
          </table:table-cell>
        </table:table-row>
        <table:table-row table:style-name="ro1">
          <table:table-cell office:value-type="string">
            <text:p>Zschaepe</text:p>
          </table:table-cell>
        </table:table-row>
      </table:table>
      <table:database-ranges>
        <table:database-range table:target-range-address="Edgelist_Wohlleben.A1:Edgelist_Wohlleben.B1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3.10.2017</text:date>, <text:time>13:57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ran Sandhu</meta:initial-creator>
    <meta:creation-date>2017-10-02T08:51:59</meta:creation-date>
    <dc:date>2017-10-03T13:57:36</dc:date>
    <dc:creator>Swaran Sandhu</dc:creator>
    <meta:editing-duration>PT8H18M9S</meta:editing-duration>
    <meta:editing-cycles>13</meta:editing-cycles>
    <meta:generator>OpenOffice/4.1.3$Unix OpenOffice.org_project/413m1$Build-9783</meta:generator>
    <meta:document-statistic meta:table-count="4" meta:cell-count="1805" meta:object-count="0"/>
  </office:meta>
</office:document-meta>
</file>